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753000002722158F634.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StarSymbol1"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master-page-name="Standard"/>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Heading_20_2" style:master-page-name="horizontaal">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BI Kaleidoscoop huiswerkopdracht 1</text:h>
      <text:p text:style-name="Text_20_body">Martijn Vermaat</text:p>
      <text:p text:style-name="Text_20_body">Studentnummer: 1362917</text:p>
      <text:p text:style-name="Text_20_body">E-mail: <text:a xlink:type="simple" xlink:href="mailto:mvermaat@cs.vu.nl">mvermaat@cs.vu.nl</text:a></text:p>
      <text:p text:style-name="Text_20_body">Studierichting: Informatica</text:p>
      <text:h text:style-name="Heading_20_1" text:outline-level="1">Modelleren bedrijfsprocessen met DFD's: het tentamenproces aan de universiteit</text:h>
      <text:h text:style-name="Heading_20_2" text:outline-level="2">Deel A</text:h>
      <text:p text:style-name="Text_20_body">De docent stelt de vragen van het tentamen op en geeft deze aan het onderwijsbureau. Het onderwijsbureau prikt nu een datum, tijd, locatie en tentaminator voor het tentamen en dit wordt bekend gemaakt aan de student. De student volgt colleges bij de docent om zo de nodige kennis op te doen en na het laatste college bestudeert de student nogmaals de behandelde stof.</text:p>
      <text:p text:style-name="Text_20_body">De tentaminator ontvangt van het onderwijsbureau het tentamen en op de tentaminatie geeft hij hier een kopie van aan de student plus een leeg antwoordenblad. De student vult de antwoorden in op het antwoordenblad en levert dit in bij de tentaminator. De tentaminator levert dit weer in bij het onderwijsbureau, welke het door geeft aan de docent. De docent kijkt daarop de antwoorden na en komt tot een eindcijfer. Dit cijfer geeft hij door aan het onderwijsbureau. Het onderwijsbureau publiceert het cijfer via TisVU waarna de student op TisVU zijn cijfer kan vinden met behulp van de vakcode.</text:p>
      <text:h text:style-name="Heading_20_2" text:outline-level="2">Deel B</text:h>
      <text:p text:style-name="Text_20_body">In de vertaling van het scenario laat ik het uizoeken van een datum, tijd, locatie en tentaminator door het onderzoeksbureau achterwege. Dit zou het modelleren onnodig complex maken. Deze informatie zou ook weer opgevangen moeten worden door de student.</text:p>
      <text:h text:style-name="Heading_20_3" text:outline-level="3">Actoren</text:h>
      <text:list text:style-name="L2">
        <text:list-item>
          <text:p text:style-name="P2">Docent</text:p>
        </text:list-item>
        <text:list-item>
          <text:p text:style-name="P2">Onderwijsbureau</text:p>
        </text:list-item>
        <text:list-item>
          <text:p text:style-name="P2">Student</text:p>
        </text:list-item>
        <text:list-item>
          <text:p text:style-name="P2">Tentaminator</text:p>
        </text:list-item>
      </text:list>
      <text:h text:style-name="Heading_20_3" text:outline-level="3">Informatie-objecten</text:h>
      <text:list text:style-name="L3">
        <text:list-item>
          <text:p text:style-name="P3">Tentamen</text:p>
        </text:list-item>
        <text:list-item>
          <text:p text:style-name="P3">Vragen</text:p>
        </text:list-item>
        <text:list-item>
          <text:p text:style-name="P3">Kennis</text:p>
        </text:list-item>
        <text:list-item>
          <text:p text:style-name="P3">Tentamen kopieen</text:p>
        </text:list-item>
        <text:list-item>
          <text:p text:style-name="P3">Leeg antwoordenblad</text:p>
        </text:list-item>
        <text:list-item>
          <text:p text:style-name="P3">Ingevuld antwoordenblad</text:p>
        </text:list-item>
        <text:list-item>
          <text:p text:style-name="P3">Eindcijfer</text:p>
        </text:list-item>
        <text:list-item>
          <text:p text:style-name="P3">Vakcode</text:p>
        </text:list-item>
      </text:list>
      <text:h text:style-name="Heading_20_3" text:outline-level="3">Processtappen</text:h>
      <text:list text:style-name="L4">
        <text:list-item>
          <text:p text:style-name="P4">Tentamenvragen opstellen (docent)</text:p>
        </text:list-item>
        <text:list-item>
          <text:p text:style-name="P4">Colleges geven (docent)</text:p>
        </text:list-item>
        <text:list-item>
          <text:p text:style-name="P4">Colleges volgen (student)</text:p>
        </text:list-item>
        <text:list-item>
          <text:p text:style-name="P4">Studeren (student)</text:p>
        </text:list-item>
        <text:list-item>
          <text:p text:style-name="P4">Tentamen kopieen maken (tentaminator)</text:p>
        </text:list-item>
        <text:list-item>
          <text:p text:style-name="P4">Tentamen uitdelen (tentaminator)</text:p>
        </text:list-item>
        <text:list-item>
          <text:p text:style-name="P4">Tentamen maken (student)</text:p>
        </text:list-item>
        <text:list-item>
          <text:p text:style-name="P4">Tentamen inleveren (student)</text:p>
        </text:list-item>
        <text:list-item>
          <text:p text:style-name="P4">Nakijken (docent)</text:p>
        </text:list-item>
        <text:list-item>
          <text:p text:style-name="P4">Cijfer publiceren (onderwijsbureau)</text:p>
        </text:list-item>
        <text:list-item>
          <text:p text:style-name="P4">Cijfer opzoeken (student)</text:p>
        </text:list-item>
      </text:list>
      <text:p text:style-name="Text_20_body"/>
      <text:h text:style-name="P5" text:outline-level="2">Deel C</text:h>
      <text:p text:style-name="Text_20_body"><draw:frame draw:style-name="fr1" draw:name="graphics1" text:anchor-type="paragraph" svg:x="-0.6098in" svg:y="0.8752in" svg:width="10.4118in" svg:height="3.4756in" draw:z-index="0"><draw:image xlink:href="Pictures/2000000200000753000002722158F634.eps"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StarSymbol1"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11.6925in" fo:page-height="8.2673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orizontaal"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9-11T11:56:30</meta:creation-date>
    <dc:date>2007-09-12T19:10:19</dc:date>
    <dc:language>en-US</dc:language>
    <meta:editing-cycles>5</meta:editing-cycles>
    <meta:editing-duration>PT3H16M51S</meta:editing-duration>
    <meta:user-defined meta:name="Info 1"/>
    <meta:user-defined meta:name="Info 2"/>
    <meta:user-defined meta:name="Info 3"/>
    <meta:user-defined meta:name="Info 4"/>
    <meta:document-statistic meta:table-count="0" meta:image-count="1" meta:object-count="0" meta:page-count="3" meta:paragraph-count="38" meta:word-count="280" meta:character-count="1904"/>
  </office:meta>
</office:document-meta>
</file>